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e6b" officeooo:paragraph-rsid="00114e6b"/>
    </style:style>
    <style:style style:name="P2" style:family="paragraph" style:parent-style-name="Standard">
      <style:text-properties officeooo:rsid="00114e6b" officeooo:paragraph-rsid="00248ef0"/>
    </style:style>
    <style:style style:name="P3" style:family="paragraph" style:parent-style-name="Standard">
      <style:text-properties officeooo:rsid="00114e6b" officeooo:paragraph-rsid="00257b60"/>
    </style:style>
    <style:style style:name="P4" style:family="paragraph" style:parent-style-name="Standard">
      <style:text-properties officeooo:rsid="00114e6b" officeooo:paragraph-rsid="00260f79"/>
    </style:style>
    <style:style style:name="T1" style:family="text">
      <style:text-properties officeooo:rsid="00248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of staples computer search &amp; filter application (SCSFA???…. Idk man sounds pretty gay)</text:p>
      <text:p text:style-name="P1"/>
      <text:p text:style-name="P1"/>
      <text:p text:style-name="P2"><text:span text:style-name="T1">TODO: make sure that code thus far is robust</text:span></text:p>
      <text:p text:style-name="P3"><text:span text:style-name="T1">-pathing and interactions between files in require ‘’ should be flexible and not based on directory program is running in (or program should always run in same directory)</text:span></text:p>
      <text:p text:style-name="P4"><text:span text:style-name="T1">-implement proper exception handling</text:span></text:p>
      <text:p text:style-name="P4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9:41:30.148308981</meta:creation-date>
    <dc:date>2019-06-27T14:45:32.851727989</dc:date>
    <meta:editing-duration>PT59M59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5" meta:character-count="344" meta:non-whitespace-character-count="292"/>
  </office:meta>
</office:document-meta>
</file>